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17">RAPPORTO DI 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5">N°</text:p>
          </table:table-cell>
          <table:table-cell table:style-name="Tabella2.A2" office:value-type="string">
            <text:p text:style-name="P16">Data</text:p>
          </table:table-cell>
          <table:table-cell table:style-name="Tabella2.C2" office:value-type="string">
            <text:p text:style-name="Table_20_Contents"/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Table_20_Contents"/>
          </table:table-cell>
        </table:table-row>
        <table:table-row>
          <table:table-cell table:style-name="Tabella2.C2" table:number-columns-spanned="3" office:value-type="string">
            <text:p text:style-name="P15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8"><text:placeholder text:placeholder-type="text">&lt;o.comunication_not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0">TRATTAMENTO DELLA NON CONFORMITA'</text:p>
          </table:table-cell>
          <table:covered-table-cell/>
          <table:covered-table-cell/>
        </table:table-row>
      </table:table>
      <text:p text:style-name="P19"><text:placeholder text:placeholder-type="text">&lt;o.treatment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4T10:28:57.011512229</dc:date>
    <meta:editing-duration>P1DT18H35M41S</meta:editing-duration>
    <meta:editing-cycles>480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14" meta:word-count="44" meta:character-count="374" meta:non-whitespace-character-count="312"/>
    <meta:user-defined meta:name="Info 1"/>
    <meta:user-defined meta:name="Info 2"/>
    <meta:user-defined meta:name="Info 3"/>
    <meta:user-defined meta:name="Info 4"/>
  </office:meta>
</office:document-meta>
</file>